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25-02-27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9488" calcext:value-type="float">
            <text:p>55.3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22-12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21-12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21-01-0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9-12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8-12-1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8-01-2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7-01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1528" calcext:value-type="float">
            <text:p>56.4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7568" calcext:value-type="float">
            <text:p>51.4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88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